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T1" style:family="text">
      <style:text-properties fo:language="zxx" fo:country="none"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86253211"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 to show deleted, active and changed status. New records will be indicated with a negative id value. Special char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text:line-break/></text:p>
        </text:list-item>
        <text:list-item>
          <text:p text:style-name="P1">Pack / Unpack. A compression method of storing strings with an id within the DTO object will be used to minimise data volumn whilst sending over the internet. </text:p>
          <text:p text:style-name="P1"/>
        </text:list-item>
        <text:list-item>
          <text:p text:style-name="P1">Cache. List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207998103"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Integration with external systems. </text:p>
        </text:list-item>
      </text:list>
      <text:list xml:id="list261867069" text:style-name="L3">
        <text:list-item>
          <text:p text:style-name="P3">Email. Structured email forms (eg email to supplier to confirm order, delivery dates, <text:soft-page-break/>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1457127998" text:continue-list="list207998103" text:style-name="L2">
        <text:list-item>
          <text:p text:style-name="P2">Document generation. PDF and xml output of all entities.</text:p>
          <text:p text:style-name="P2"/>
        </text:list-item>
        <text:list-item>
          <text:p text:style-name="P2">Import of all enties. </text:p>
        </text:list-item>
      </text:list>
      <text:list xml:id="list2118415388" text:style-name="L4">
        <text:list-item>
          <text:p text:style-name="P4">Spreadsheet.</text:p>
          <text:p text:style-name="P4"/>
        </text:list-item>
      </text:list>
      <text:list xml:id="list851181325" text:continue-list="list1457127998" text:style-name="L2">
        <text:list-item>
          <text:p text:style-name="P2">Attachments to entities. Eg message attached to sales order.</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8T07:54:23</meta:creation-date>
    <dc:date>2013-11-08T08:57:17</dc:date>
    <dc:creator>John Stewart</dc:creator>
    <meta:editing-duration>PT01H02M55S</meta:editing-duration>
    <meta:editing-cycles>15</meta:editing-cycles>
    <meta:generator>OpenOffice.org/3.2$Unix OpenOffice.org_project/320m18$Build-9502</meta:generator>
    <meta:document-statistic meta:table-count="0" meta:image-count="0" meta:object-count="0" meta:page-count="2" meta:paragraph-count="27" meta:word-count="433" meta:character-count="2718"/>
  </office:meta>
</office:document-meta>
</file>